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9e02" officeooo:paragraph-rsid="00189e02"/>
    </style:style>
    <style:style style:name="P2" style:family="paragraph" style:parent-style-name="Standard" style:list-style-name="L1">
      <style:text-properties officeooo:paragraph-rsid="0019bc65"/>
    </style:style>
    <style:style style:name="T1" style:family="text">
      <style:text-properties officeooo:rsid="0019bc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) Se dice que instanciamos una clase cuando creamos objetos de dicha clase. V</text:p>
      <text:p text:style-name="P1">b) Se dice que instanciamos una clase cuando creamos una subclase de dicha clase.</text:p>
      <text:p text:style-name="P1"/>
      <text:p text:style-name="P1">c) Si una clase es abstracta no se puede instanciar. V</text:p>
      <text:p text:style-name="P1">d) Si una clase es abstracta no se puede heredar de ella.</text:p>
      <text:p text:style-name="P1"/>
      <text:p text:style-name="P1">e) Una clase abstracta tiene que tener métodos abstractos.</text:p>
      <text:p text:style-name="P1">f) Una clase puede ser abstracta y no tener métodos abstractos.V</text:p>
      <text:p text:style-name="P1"/>
      <text:p text:style-name="P1">g) Si una clase tiene métodos abstractos tiene que ser abstracta.V</text:p>
      <text:p text:style-name="P1">h) Una clase puede tener métodos abstractos y no ser abstracta. </text:p>
      <text:p text:style-name="P1"/>
      <text:p text:style-name="P1">i) Si una clase es abstracta sus subclases no pueden ser abstractas.</text:p>
      <text:p text:style-name="P1">j) Una clase abstracta puede tener subclases que también sean abstractas.V</text:p>
      <text:p text:style-name="P1"/>
      <text:p text:style-name="P1">k) Si un método es abstracto en una clase, tiene que ser no abstracto en la subclase, o</text:p>
      <text:p text:style-name="P1">bien, la subclase tiene que ser también abstracta.V</text:p>
      <text:p text:style-name="P1">l) Si un método es abstracto en una clase, no puede ser abstracto en las subclases.</text:p>
      <text:p text:style-name="P1"/>
      <text:p text:style-name="P1">m) Si un método se define final se tiene que reescribir en las subclases.</text:p>
      <text:p text:style-name="P1">n) Si un método se define final no se puede reescribir en las subclasesV</text:p>
      <text:p text:style-name="P1"/>
      <text:p text:style-name="P1">o) Una clase puede tener un método final y no ser una clase final V</text:p>
      <text:p text:style-name="P1">p) Si una clase tiene un método final tiene que ser una clase final</text:p>
      <text:p text:style-name="P1"/>
      <text:p text:style-name="P1">q) Si una clase se define final no se pueden definir subclases de ella. V</text:p>
      <text:p text:style-name="P1">r) Si una clase se define final no se puede instanciar.</text:p>
      <text:p text:style-name="P1"/>
      <text:p text:style-name="P1">s) Un método definido final y abstract resultaría inútil, puesto que nunca se podría</text:p>
      <text:p text:style-name="P1">implementar en las subclases. V</text:p>
      <text:p text:style-name="P1">t) Un método definido final y abstract podría resultar úti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sponde a las siguientes cuestiones justificando las respuestas.</text:p>
      <text:p text:style-name="P1"/>
      <text:p text:style-name="P1"> ¿Es necesario el uso de this en el contructor de la clase Estudiante? NO es necesario porque no coiincide con ningun parametro</text:p>
      <text:p text:style-name="P1"/>
      <text:p text:style-name="P1"> ¿Es necesario el uso de super en el método toString de la clase Estudiante?</text:p>
      <text:p text:style-name="P1">Si porque si no estamos llamando a toString sin los datos de la clase principal</text:p>
      <text:p text:style-name="P1"/>
      <text:p text:style-name="P1"> Si quitásemos el constructor de la clase Estudiante ¿daría un error de compilación?</text:p>
      <text:p text:style-name="P1">No, no daria ningun error</text:p>
      <text:p text:style-name="P1"/>
      <text:p text:style-name="P1"> En el método toString de la clase Empleado ¿por qué es incorrecto el acceso que</text:p>
      <text:p text:style-name="P1">se hace al atributo nombre? ¿Cómo se tendría que definir nombre en la clase</text:p>
      <text:p text:style-name="P1">Persona para evitar el error?</text:p>
      <text:p text:style-name="P1"/>
      <text:p text:style-name="P1">Porque el valor es de la clase privada y entonces no es accesible desde las subclases</text:p>
      <text:p text:style-name="P1"/>
      <text:p text:style-name="P1">poniendo el atributo a protected aunque no esta bien visto usarlo en atributos, para atributos privados y protected para metodos solo</text:p>
      <text:p text:style-name="P1"/>
      <text:p text:style-name="P1"> ¿Qué consecuencia tiene que algunos métodos de la clase Persona se hayan</text:p>
      <text:p text:style-name="P1">definido final?</text:p>
      <text:p text:style-name="P1"/>
      <text:p text:style-name="P1"> Si el método toString no se hubiera definido en ninguna de las tres clases ¿daría</text:p>
      <text:p text:style-name="P1">error el System.out.println del método main?</text:p>
      <text:list xml:id="list3074724898689032542" text:style-name="L1">
        <text:list-item>
          <text:p text:style-name="P2"><text:span text:style-name="T1">No lo dar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13:06.365000000</meta:creation-date>
    <dc:date>2020-04-06T11:45:33.116000000</dc:date>
    <meta:editing-duration>PT1M5S</meta:editing-duration>
    <meta:editing-cycles>1</meta:editing-cycles>
    <meta:document-statistic meta:table-count="0" meta:image-count="0" meta:object-count="0" meta:page-count="2" meta:paragraph-count="38" meta:word-count="463" meta:character-count="2557" meta:non-whitespace-character-count="2132"/>
    <meta:generator>LibreOffice/5.0.0.5$Windows_x86 LibreOffice_project/1b1a90865e348b492231e1c451437d7a15bb262b</meta:generator>
  </office:meta>
</office:document-meta>
</file>